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Response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ResponseImpl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opedResponseImpl.ge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ResponseImpl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getCookie( String cooki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opedResponseImpl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getFirs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ResponseImpl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ndError( int i ,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sponseImpl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tObjectHeader( String name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dResponseImpl.sendRedirect( String redirec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getRedirec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tContentLength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ResponseImpl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opedResponseImpl.applyRedir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opedResponseImpl.setContentTyp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ResponseImpl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did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addObjectHeader( String name ,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dResponseImpl.getOuter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copedResponseImpl( HttpServletResponse servlet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ResponseImpl.getStatu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ResponseImpl.setBufferSize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opedResponseImpl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